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5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6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ackground-color="transparent"/>
      <style:text-properties fo:color="#7030A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12" style:family="table-cell" style:parent-style-name="Calculation" style:data-style-name="N0">
      <style:table-cell-properties fo:border-top="thin solid #7F7F7F" fo:border-bottom="thin solid #3F3F3F" fo:border-left="thin solid #7F7F7F" fo:border-right="thin solid #7F7F7F" style:vertical-align="automatic" fo:background-color="#F2F2F2" style:repeat-content="false"/>
      <style:paragraph-properties fo:text-align="center"/>
      <style:text-properties fo:color="#FA7D00" fo:font-weight="bold" style:font-weight-asian="bold" style:font-weight-complex="bold"/>
    </style:style>
    <style:style style:name="ce13" style:family="table-cell" style:parent-style-name="Output" style:data-style-name="N0">
      <style:table-cell-properties fo:border="thin solid #3F3F3F" style:vertical-align="automatic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  <style:map style:condition="of:cell-content()&gt;[.$B$9]" style:apply-style-name="cf3" style:base-cell-address="Sheet1.D3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ED Power Calculator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11">
            <text:p>Edit the value of these fields</text:p>
          </table:table-cell>
          <table:covered-table-cell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12">
            <text:p>Calculated results</text:p>
          </table:table-cell>
          <table:covered-table-cell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13">
            <text:p>Straight Facts</text:p>
          </table:table-cell>
          <table:covered-table-cell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ax USB Power</text:p>
          </table:table-cell>
          <table:table-cell office:value-type="float" office:value="500" table:style-name="ce4">
            <text:p>500</text:p>
          </table:table-cell>
          <table:table-cell office:value-type="string" table:style-name="ce1">
            <text:p>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served Power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? Not sure how much the mcu etc draws, so better safe than sorr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maining USB Power</text:p>
          </table:table-cell>
          <table:table-cell office:value-type="float" office:value="400" table:formula="of:=[.B7]-[.B8]" table:style-name="ce6">
            <text:p>400</text:p>
          </table:table-cell>
          <table:table-cell office:value-type="string" table:style-name="ce1">
            <text:p>m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SB Voltage</text:p>
          </table:table-cell>
          <table:table-cell office:value-type="float" office:value="5" table:style-name="ce4">
            <text:p>5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3" table:style-name="ce1"/>
          <table:table-cell office:value-type="string" table:style-name="ce7">
            <text:p>calc by Current</text:p>
          </table:table-cell>
          <table:table-cell office:value-type="string" table:style-name="ce7">
            <text:p>calc by Resistor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8">
            <text:p>Through-Hole LED 3mm</text:p>
          </table:table-cell>
          <table:table-cell table:style-name="ce1"/>
          <table:table-cell office:value-type="string" table:style-name="ce9">
            <text:p>purp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ward Current per LED</text:p>
          </table:table-cell>
          <table:table-cell table:number-columns-repeated="2" table:style-name="ce1"/>
          <table:table-cell office:value-type="float" office:value="2.2000000000000002" table:style-name="ce5">
            <text:p>2.2</text:p>
          </table:table-cell>
          <table:table-cell office:value-type="float" office:value="1.7999999999999998" table:formula="of:=[.C17]/[.E17]*1000" table:style-name="ce6">
            <text:p>1.8</text:p>
          </table:table-cell>
          <table:table-cell office:value-type="string" table:style-name="ce1">
            <text:p>mA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office:value-type="float" office:value="1.2000000000000002" table:formula="of:=[.C18]/[.E18]*1000" table:style-name="ce6">
            <text:p>1.2</text:p>
          </table:table-cell>
          <table:table-cell office:value-type="string" table:style-name="ce1">
            <text:p>mA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Forward Voltage (V)</text:p>
          </table:table-cell>
          <table:table-cell office:value-type="string" table:style-name="ce1">
            <text:p>Resistor voltage (V)</text:p>
          </table:table-cell>
          <table:table-cell office:value-type="string" table:style-name="ce1">
            <text:p>Resistor (Ohm)</text:p>
          </table:table-cell>
          <table:table-cell office:value-type="string" table:style-name="ce1">
            <text:p>Resistor (Ohm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in Forward Voltage</text:p>
          </table:table-cell>
          <table:table-cell office:value-type="float" office:value="3.2" table:style-name="ce5">
            <text:p>3.2</text:p>
          </table:table-cell>
          <table:table-cell office:value-type="float" office:value="1.7999999999999998" table:formula="of:=[.$B$10]-[.B17]" table:style-name="ce6">
            <text:p>1.8</text:p>
          </table:table-cell>
          <table:table-cell office:value-type="float" office:value="818.18181818181802" table:formula="of:=[.C17]/[.$D$14]*1000" table:style-name="ce6">
            <text:p>818.1818182</text:p>
          </table:table-cell>
          <table:table-cell office:value-type="float" office:value="1000" table:style-name="ce5">
            <text:p>10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 Forward Voltage</text:p>
          </table:table-cell>
          <table:table-cell office:value-type="float" office:value="3.8" table:style-name="ce5">
            <text:p>3.8</text:p>
          </table:table-cell>
          <table:table-cell office:value-type="float" office:value="1.2000000000000002" table:formula="of:=[.$B$10]-[.B18]" table:style-name="ce6">
            <text:p>1.2</text:p>
          </table:table-cell>
          <table:table-cell office:value-type="float" office:value="545.4545454545455" table:formula="of:=[.C18]/[.$D$14]*1000" table:style-name="ce6">
            <text:p>545.4545455</text:p>
          </table:table-cell>
          <table:table-cell office:value-type="float" office:value="1000" table:formula="of:=[.E17]" table:style-name="ce6">
            <text:p>10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Quantity</text:p>
          </table:table-cell>
          <table:table-cell office:value-type="float" office:value="82" table:style-name="ce4">
            <text:p>8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rent (mA)</text:p>
          </table:table-cell>
          <table:table-cell table:number-columns-repeated="2" table:style-name="ce1"/>
          <table:table-cell office:value-type="float" office:value="180.4" table:formula="of:=[.D14]*[.B19]" table:style-name="ce6">
            <text:p>180.4</text:p>
          </table:table-cell>
          <table:table-cell office:value-type="float" office:value="147.6" table:formula="of:=[.E14]*[.B19]" table:style-name="ce6">
            <text:p>147.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float" office:value="98.40000000000002" table:formula="of:=[.E15]*[.B19]" table:style-name="ce6">
            <text:p>98.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8">
            <text:p>SMD LED 0805</text:p>
          </table:table-cell>
          <table:table-cell table:style-name="ce1"/>
          <table:table-cell office:value-type="string" table:style-name="ce9">
            <text:p>purp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orward Current per LED</text:p>
          </table:table-cell>
          <table:table-cell table:number-columns-repeated="2" table:style-name="ce1"/>
          <table:table-cell office:value-type="float" office:value="2.2000000000000002" table:style-name="ce5">
            <text:p>2.2</text:p>
          </table:table-cell>
          <table:table-cell office:value-type="float" office:value="2" table:formula="of:=[.C27]/[.E27]*1000" table:style-name="ce6">
            <text:p>2</text:p>
          </table:table-cell>
          <table:table-cell office:value-type="string" table:style-name="ce1">
            <text:p>mA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office:value-type="float" office:value="1.6" table:formula="of:=[.C28]/[.E28]*1000" table:style-name="ce6">
            <text:p>1.6</text:p>
          </table:table-cell>
          <table:table-cell office:value-type="string" table:style-name="ce1">
            <text:p>mA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Forward Voltage (V)</text:p>
          </table:table-cell>
          <table:table-cell office:value-type="string" table:style-name="ce1">
            <text:p>Resistor voltage (V)</text:p>
          </table:table-cell>
          <table:table-cell office:value-type="string" table:style-name="ce1">
            <text:p>Resistor (Ohm)</text:p>
          </table:table-cell>
          <table:table-cell office:value-type="string" table:style-name="ce1">
            <text:p>Resistor (Ohm)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in Forward Voltage</text:p>
          </table:table-cell>
          <table:table-cell office:value-type="float" office:value="3" table:style-name="ce5">
            <text:p>3</text:p>
          </table:table-cell>
          <table:table-cell office:value-type="float" office:value="2" table:formula="of:=[.$B$10]-[.B27]" table:style-name="ce6">
            <text:p>2</text:p>
          </table:table-cell>
          <table:table-cell office:value-type="float" office:value="909.09090909090901" table:formula="of:=[.C27]/[.$D$24]*1000" table:style-name="ce6">
            <text:p>909.0909091</text:p>
          </table:table-cell>
          <table:table-cell office:value-type="float" office:value="1000" table:style-name="ce5">
            <text:p>10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 Forward Voltage</text:p>
          </table:table-cell>
          <table:table-cell office:value-type="float" office:value="3.4" table:style-name="ce5">
            <text:p>3.4</text:p>
          </table:table-cell>
          <table:table-cell office:value-type="float" office:value="1.6" table:formula="of:=[.$B$10]-[.B28]" table:style-name="ce6">
            <text:p>1.6</text:p>
          </table:table-cell>
          <table:table-cell office:value-type="float" office:value="727.27272727272725" table:formula="of:=[.C28]/[.$D$24]*1000" table:style-name="ce6">
            <text:p>727.2727273</text:p>
          </table:table-cell>
          <table:table-cell office:value-type="float" office:value="1000" table:formula="of:=[.E27]" table:style-name="ce6">
            <text:p>10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Quantity</text:p>
          </table:table-cell>
          <table:table-cell office:value-type="float" office:value="17" table:style-name="ce4">
            <text:p>1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urrent (mA)</text:p>
          </table:table-cell>
          <table:table-cell table:number-columns-repeated="2" table:style-name="ce1"/>
          <table:table-cell office:value-type="float" office:value="37.400000000000006" table:formula="of:=[.D24]*[.B29]" table:style-name="ce6">
            <text:p>37.4</text:p>
          </table:table-cell>
          <table:table-cell office:value-type="float" office:value="30.599999999999998" table:formula="of:=[.E14]*[.B29]" table:style-name="ce6">
            <text:p>30.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float" office:value="20.400000000000002" table:formula="of:=[.E15]*[.B29]" table:style-name="ce6">
            <text:p>20.4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0">
            <text:p>Total Max LED Power Draw</text:p>
          </table:table-cell>
          <table:table-cell office:value-type="float" office:value="217.8" table:formula="of:=[.D20]+[.D30]" table:style-name="ce14">
            <text:p>217.8</text:p>
          </table:table-cell>
          <table:table-cell office:value-type="float" office:value="178.2" table:formula="of:=[.E20]+[.E30]" table:style-name="ce14">
            <text:p>178.2</text:p>
          </table:table-cell>
          <table:table-cell table:number-columns-repeated="16379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f3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Florian Scheibeck</meta:initial-creator>
    <dc:creator>Florian Scheibeck</dc:creator>
    <meta:creation-date>2020-05-17T07:47:20Z</meta:creation-date>
    <dc:date>2020-05-25T13:30:38Z</dc:date>
    <meta:editing-duration>PT0S</meta:editing-duration>
  </office:meta>
</office:document-meta>
</file>